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8512" calcext:value-type="float">
            <text:p>62.0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4328" calcext:value-type="float">
            <text:p>63.5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0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200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199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199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1848" calcext:value-type="float">
            <text:p>62.7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108" calcext:value-type="float">
            <text:p>61.9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3272" calcext:value-type="float">
            <text:p>61.9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402</text:p>
          </table:table-cell>
          <table:table-cell office:value-type="string" calcext:value-type="string">
            <text:p>198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